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VALUATION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table:number-columns-repeated="1023" table:style-name="ce3"/>
          <table:table-cell table:number-columns-repeated="15361"/>
        </table:table-row>
        <table:table-row table:style-name="ro1">
          <table:table-cell office:value-type="string" table:style-name="ce5">
            <text:p>DATASET – 1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19" table:style-name="ce3"/>
          <table:table-cell table:number-columns-repeated="15361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530000000000001" table:style-name="ce4">
            <text:p>3.253</text:p>
          </table:table-cell>
          <table:table-cell office:value-type="float" office:value="3.2505000000000002" table:style-name="ce4">
            <text:p>3.2505</text:p>
          </table:table-cell>
          <table:table-cell office:value-type="float" office:value="3.2496999999999998" table:style-name="ce4">
            <text:p>3.2497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760000000000001" table:style-name="ce4">
            <text:p>0.8376</text:p>
          </table:table-cell>
          <table:table-cell office:value-type="float" office:value="0.83720000000000006" table:style-name="ce4">
            <text:p>0.8372</text:p>
          </table:table-cell>
          <table:table-cell office:value-type="float" office:value="0.83750000000000002" table:style-name="ce4">
            <text:p>0.837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589999999999996" table:style-name="ce4">
            <text:p>0.8159</text:p>
          </table:table-cell>
          <table:table-cell office:value-type="float" office:value="0.81779999999999997" table:style-name="ce4">
            <text:p>0.8178</text:p>
          </table:table-cell>
          <table:table-cell office:value-type="float" office:value="0.81920000000000004" table:style-name="ce4">
            <text:p>0.8192</text:p>
          </table:table-cell>
          <table:table-cell table:style-name="ce4"/>
          <table:table-cell office:value-type="string" table:style-name="ce3">
            <text:p>Unpredicted = 451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66" table:style-name="ce4">
            <text:p>0.8266</text:p>
          </table:table-cell>
          <table:table-cell office:value-type="float" office:value="0.82740000000000002" table:style-name="ce4">
            <text:p>0.8274</text:p>
          </table:table-cell>
          <table:table-cell office:value-type="float" office:value="0.82830000000000004" table:style-name="ce4">
            <text:p>0.8283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DATASET – 2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" table:style-name="ce4">
            <text:p>3</text:p>
          </table:table-cell>
          <table:table-cell office:value-type="float" office:value="2.9956" table:style-name="ce4">
            <text:p>2.9956</text:p>
          </table:table-cell>
          <table:table-cell office:value-type="float" office:value="3.0013000000000001" table:style-name="ce4">
            <text:p>3.0013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640000000000003" table:style-name="ce4">
            <text:p>0.8364</text:p>
          </table:table-cell>
          <table:table-cell office:value-type="float" office:value="0.83530000000000004" table:style-name="ce4">
            <text:p>0.8353</text:p>
          </table:table-cell>
          <table:table-cell office:value-type="float" office:value="0.83660000000000001" table:style-name="ce4">
            <text:p>0.8366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2340000000000002" table:style-name="ce4">
            <text:p>0.8234</text:p>
          </table:table-cell>
          <table:table-cell office:value-type="float" office:value="0.82589999999999997" table:style-name="ce4">
            <text:p>0.8259</text:p>
          </table:table-cell>
          <table:table-cell office:value-type="float" office:value="0.83160000000000001" table:style-name="ce4">
            <text:p>0.8316</text:p>
          </table:table-cell>
          <table:table-cell table:style-name="ce4"/>
          <table:table-cell office:value-type="string" table:style-name="ce3">
            <text:p>Unpredicted = 314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989999999999997" table:style-name="ce4">
            <text:p>0.8299</text:p>
          </table:table-cell>
          <table:table-cell office:value-type="float" office:value="0.8306" table:style-name="ce4">
            <text:p>0.8306</text:p>
          </table:table-cell>
          <table:table-cell office:value-type="float" office:value="0.83409999999999995" table:style-name="ce4">
            <text:p>0.8341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DATASET – 3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690999999999999" table:style-name="ce4">
            <text:p>3.2691</text:p>
          </table:table-cell>
          <table:table-cell office:value-type="float" office:value="3.2644000000000002" table:style-name="ce4">
            <text:p>3.2644</text:p>
          </table:table-cell>
          <table:table-cell office:value-type="float" office:value="3.2601" table:style-name="ce4">
            <text:p>3.2601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2120000000000004" table:style-name="ce4">
            <text:p>0.8212</text:p>
          </table:table-cell>
          <table:table-cell office:value-type="float" office:value="0.82020000000000004" table:style-name="ce4">
            <text:p>0.8202</text:p>
          </table:table-cell>
          <table:table-cell office:value-type="float" office:value="0.81769999999999998" table:style-name="ce4">
            <text:p>0.8177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0920000000000003" table:style-name="ce4">
            <text:p>0.8092</text:p>
          </table:table-cell>
          <table:table-cell office:value-type="float" office:value="0.81069999999999998" table:style-name="ce4">
            <text:p>0.8107</text:p>
          </table:table-cell>
          <table:table-cell office:value-type="float" office:value="0.80879999999999996" table:style-name="ce4">
            <text:p>0.8088</text:p>
          </table:table-cell>
          <table:table-cell table:style-name="ce4"/>
          <table:table-cell office:value-type="string" table:style-name="ce3">
            <text:p>Unpredicted = 3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1510000000000005" table:style-name="ce4">
            <text:p>0.8151</text:p>
          </table:table-cell>
          <table:table-cell office:value-type="float" office:value="0.81540000000000001" table:style-name="ce4">
            <text:p>0.8154</text:p>
          </table:table-cell>
          <table:table-cell office:value-type="float" office:value="0.81320000000000003" table:style-name="ce4">
            <text:p>0.8132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DATASET – 4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3609" table:style-name="ce4">
            <text:p>3.3609</text:p>
          </table:table-cell>
          <table:table-cell office:value-type="float" office:value="3.3628999999999998" table:style-name="ce4">
            <text:p>3.3629</text:p>
          </table:table-cell>
          <table:table-cell office:value-type="float" office:value="3.3694000000000002" table:style-name="ce4">
            <text:p>3.369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189999999999997" table:style-name="ce4">
            <text:p>0.8319</text:p>
          </table:table-cell>
          <table:table-cell office:value-type="float" office:value="0.83460000000000001" table:style-name="ce4">
            <text:p>0.8346</text:p>
          </table:table-cell>
          <table:table-cell office:value-type="float" office:value="0.83489999999999998" table:style-name="ce4">
            <text:p>0.8349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79690000000000005" table:style-name="ce4">
            <text:p>0.7969</text:p>
          </table:table-cell>
          <table:table-cell office:value-type="float" office:value="0.80079999999999996" table:style-name="ce4">
            <text:p>0.8008</text:p>
          </table:table-cell>
          <table:table-cell office:value-type="float" office:value="0.80110000000000003" table:style-name="ce4">
            <text:p>0.8011</text:p>
          </table:table-cell>
          <table:table-cell table:style-name="ce4"/>
          <table:table-cell office:value-type="string" table:style-name="ce3">
            <text:p>Unpredicted = 4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1410000000000005" table:style-name="ce4">
            <text:p>0.8141</text:p>
          </table:table-cell>
          <table:table-cell office:value-type="float" office:value="0.81730000000000003" table:style-name="ce4">
            <text:p>0.8173</text:p>
          </table:table-cell>
          <table:table-cell office:value-type="float" office:value="0.81769999999999998" table:style-name="ce4">
            <text:p>0.8177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DATASET – 5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006999999999999" table:style-name="ce4">
            <text:p>3.2007</text:p>
          </table:table-cell>
          <table:table-cell office:value-type="float" office:value="3.2033999999999998" table:style-name="ce4">
            <text:p>3.2034</text:p>
          </table:table-cell>
          <table:table-cell office:value-type="float" office:value="3.2151000000000001" table:style-name="ce4">
            <text:p>3.2151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2640000000000002" table:style-name="ce4">
            <text:p>0.8264</text:p>
          </table:table-cell>
          <table:table-cell office:value-type="float" office:value="0.82589999999999997" table:style-name="ce4">
            <text:p>0.8259</text:p>
          </table:table-cell>
          <table:table-cell office:value-type="float" office:value="0.82520000000000004" table:style-name="ce4">
            <text:p>0.8252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820000000000004" table:style-name="ce4">
            <text:p>0.8182</text:p>
          </table:table-cell>
          <table:table-cell office:value-type="float" office:value="0.81850000000000001" table:style-name="ce4">
            <text:p>0.8185</text:p>
          </table:table-cell>
          <table:table-cell office:value-type="float" office:value="0.82150000000000001" table:style-name="ce4">
            <text:p>0.8215</text:p>
          </table:table-cell>
          <table:table-cell table:style-name="ce4"/>
          <table:table-cell office:value-type="string" table:style-name="ce3">
            <text:p>Unpredicted = 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230000000000003" table:style-name="ce4">
            <text:p>0.8223</text:p>
          </table:table-cell>
          <table:table-cell office:value-type="float" office:value="0.82220000000000004" table:style-name="ce4">
            <text:p>0.8222</text:p>
          </table:table-cell>
          <table:table-cell office:value-type="float" office:value="0.82330000000000003" table:style-name="ce4">
            <text:p>0.8233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DATASET – 6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271999999999998" table:style-name="ce4">
            <text:p>3.2272</text:p>
          </table:table-cell>
          <table:table-cell office:value-type="float" office:value="3.2397" table:style-name="ce4">
            <text:p>3.2397</text:p>
          </table:table-cell>
          <table:table-cell office:value-type="float" office:value="3.2462" table:style-name="ce4">
            <text:p>3.2462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420000000000005" table:style-name="ce4">
            <text:p>0.8342</text:p>
          </table:table-cell>
          <table:table-cell office:value-type="float" office:value="0.83379999999999999" table:style-name="ce4">
            <text:p>0.8338</text:p>
          </table:table-cell>
          <table:table-cell office:value-type="float" office:value="0.83260000000000001" table:style-name="ce4">
            <text:p>0.8326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269999999999998" table:style-name="ce4">
            <text:p>0.8127</text:p>
          </table:table-cell>
          <table:table-cell office:value-type="float" office:value="0.81169999999999998" table:style-name="ce4">
            <text:p>0.8117</text:p>
          </table:table-cell>
          <table:table-cell office:value-type="float" office:value="0.8155" table:style-name="ce4">
            <text:p>0.8155</text:p>
          </table:table-cell>
          <table:table-cell table:style-name="ce4"/>
          <table:table-cell office:value-type="string" table:style-name="ce3">
            <text:p>Unpredicted = 44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330000000000003" table:style-name="ce4">
            <text:p>0.8233</text:p>
          </table:table-cell>
          <table:table-cell office:value-type="float" office:value="0.8226" table:style-name="ce4">
            <text:p>0.8226</text:p>
          </table:table-cell>
          <table:table-cell office:value-type="float" office:value="0.82389999999999997" table:style-name="ce4">
            <text:p>0.8239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5">
            <text:p>AVERAG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184833333333329" table:formula="of:=AVERAGE([.B45];[.B37];[.B29];[.B21];[.B13];[.B5])" table:style-name="ce4">
            <text:p>3.218483333</text:p>
          </table:table-cell>
          <table:table-cell office:value-type="float" office:value="3.2194166666666661" table:formula="of:=AVERAGE([.C45];[.C37];[.C29];[.C21];[.C13];[.C5])" table:style-name="ce4">
            <text:p>3.219416667</text:p>
          </table:table-cell>
          <table:table-cell office:value-type="float" office:value="3.2236333333333334" table:formula="of:=AVERAGE([.D45];[.D37];[.D29];[.D21];[.D13];[.D5])" table:style-name="ce4">
            <text:p>3.223633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128333333333337" table:formula="of:=AVERAGE([.B46];[.B38];[.B30];[.B22];[.B14];[.B6])" table:style-name="ce4">
            <text:p>0.831283333</text:p>
          </table:table-cell>
          <table:table-cell office:value-type="float" office:value="0.83116666666666672" table:formula="of:=AVERAGE([.C46];[.C38];[.C30];[.C22];[.C14];[.C6])" table:style-name="ce4">
            <text:p>0.831166667</text:p>
          </table:table-cell>
          <table:table-cell office:value-type="float" office:value="0.8307500000000001" table:formula="of:=AVERAGE([.D46];[.D38];[.D30];[.D22];[.D14];[.D6])" table:style-name="ce4">
            <text:p>0.830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271666666666675" table:formula="of:=AVERAGE([.B47];[.B39];[.B31];[.B23];[.B15];[.B7])" table:style-name="ce4">
            <text:p>0.812716667</text:p>
          </table:table-cell>
          <table:table-cell office:value-type="float" office:value="0.81423333333333325" table:formula="of:=AVERAGE([.C47];[.C39];[.C31];[.C23];[.C15];[.C7])" table:style-name="ce4">
            <text:p>0.814233333</text:p>
          </table:table-cell>
          <table:table-cell office:value-type="float" office:value="0.81628333333333336" table:formula="of:=AVERAGE([.D47];[.D39];[.D31];[.D23];[.D15];[.D7])" table:style-name="ce4">
            <text:p>0.816283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188333333333341" table:formula="of:=AVERAGE([.B48];[.B40];[.B32];[.B24];[.B16];[.B8])" table:style-name="ce4">
            <text:p>0.821883333</text:p>
          </table:table-cell>
          <table:table-cell office:value-type="float" office:value="0.82258333333333333" table:formula="of:=AVERAGE([.C48];[.C40];[.C32];[.C24];[.C16];[.C8])" table:style-name="ce4">
            <text:p>0.822583333</text:p>
          </table:table-cell>
          <table:table-cell office:value-type="float" office:value="0.82341666666666669" table:formula="of:=AVERAGE([.D48];[.D40];[.D32];[.D24];[.D16];[.D8])" table:style-name="ce4">
            <text:p>0.823416667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NEXT TO IMPEMENT :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4">
            <text:p>particle swarm optimization</text:p>
          </table:table-cell>
          <table:table-cell office:value-type="string" table:style-name="ce3">
            <text:p>done</text:p>
          </table:table-cell>
          <table:table-cell table:number-columns-repeated="1022" table:style-name="ce4"/>
          <table:table-cell table:number-columns-repeated="15360"/>
        </table:table-row>
        <table:table-row table:style-name="ro3">
          <table:table-cell office:value-type="string" table:style-name="ce4">
            <text:p>genetic algorithms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4">
            <text:p>Linear regression</text:p>
          </table:table-cell>
          <table:table-cell office:value-type="string" table:style-name="ce3">
            <text:p>done</text:p>
          </table:table-cell>
          <table:table-cell table:number-columns-repeated="1022" table:style-name="ce4"/>
          <table:table-cell table:number-columns-repeated="15360"/>
        </table:table-row>
        <table:table-row table:style-name="ro3">
          <table:table-cell office:value-type="string" table:style-name="ce4">
            <text:p>environmental adaptation method</text:p>
          </table:table-cell>
          <table:table-cell table:number-columns-repeated="1023" table:style-name="ce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RESULTS OF SVD</text:p>
          </table:table-cell>
          <table:table-cell office:value-type="string" table:style-name="ce3">
            <text:p>1000 Users Dataset</text:p>
          </table:table-cell>
          <table:table-cell office:value-type="string" table:style-name="ce3">
            <text:p>&gt;=5 ratings per item</text:p>
          </table:table-cell>
          <table:table-cell table:number-columns-repeated="1021" table:style-name="ce4"/>
          <table:table-cell table:number-columns-repeated="15360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3">
          <table:table-cell office:value-type="string" table:style-name="ce5">
            <text:p>DATASET – 1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style-name="ce4"/>
          <table:table-cell office:value-type="string" table:number-columns-spanned="5" table:number-rows-spanned="1" table:style-name="ce6">
            <text:p>NUMBER OF LATENT-FEATURES</text:p>
          </table:table-cell>
          <table:covered-table-cell table:number-columns-repeated="4"/>
          <table:table-cell table:number-columns-repeated="1018" table:style-name="ce4"/>
          <table:table-cell table:number-columns-repeated="15360"/>
        </table:table-row>
        <table:table-row table:style-name="ro1">
          <table:table-cell table:style-name="ce3"/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976 i.e. All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6623999999999999" table:style-name="ce4">
            <text:p>2.6624</text:p>
          </table:table-cell>
          <table:table-cell office:value-type="float" office:value="2.6675" table:style-name="ce4">
            <text:p>2.6675</text:p>
          </table:table-cell>
          <table:table-cell office:value-type="float" office:value="2.6614" table:style-name="ce4">
            <text:p>2.6614</text:p>
          </table:table-cell>
          <table:table-cell office:value-type="float" office:value="2.6671" table:style-name="ce4">
            <text:p>2.6671</text:p>
          </table:table-cell>
          <table:table-cell office:value-type="float" office:value="2.6818" table:style-name="ce4">
            <text:p>2.6818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9690000000000005" table:style-name="ce4">
            <text:p>0.7969</text:p>
          </table:table-cell>
          <table:table-cell office:value-type="float" office:value="0.7964" table:style-name="ce4">
            <text:p>0.7964</text:p>
          </table:table-cell>
          <table:table-cell office:value-type="float" office:value="0.79730000000000001" table:style-name="ce4">
            <text:p>0.7973</text:p>
          </table:table-cell>
          <table:table-cell office:value-type="float" office:value="0.79559999999999997" table:style-name="ce4">
            <text:p>0.7956</text:p>
          </table:table-cell>
          <table:table-cell office:value-type="float" office:value="0.79610000000000003" table:style-name="ce4">
            <text:p>0.7961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94399999999999995" table:style-name="ce4">
            <text:p>0.944</text:p>
          </table:table-cell>
          <table:table-cell office:value-type="float" office:value="0.94410000000000005" table:style-name="ce4">
            <text:p>0.9441</text:p>
          </table:table-cell>
          <table:table-cell office:value-type="float" office:value="0.94330000000000003" table:style-name="ce4">
            <text:p>0.9433</text:p>
          </table:table-cell>
          <table:table-cell office:value-type="float" office:value="0.9456" table:style-name="ce4">
            <text:p>0.9456</text:p>
          </table:table-cell>
          <table:table-cell office:value-type="float" office:value="0.9425" table:style-name="ce4">
            <text:p>0.9425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6419999999999997" table:style-name="ce4">
            <text:p>0.8642</text:p>
          </table:table-cell>
          <table:table-cell office:value-type="float" office:value="0.8639" table:style-name="ce4">
            <text:p>0.8639</text:p>
          </table:table-cell>
          <table:table-cell office:value-type="float" office:value="0.86419999999999997" table:style-name="ce4">
            <text:p>0.8642</text:p>
          </table:table-cell>
          <table:table-cell office:value-type="float" office:value="0.86409999999999998" table:style-name="ce4">
            <text:p>0.8641</text:p>
          </table:table-cell>
          <table:table-cell office:value-type="float" office:value="0.86319999999999997" table:style-name="ce4">
            <text:p>0.8632</text:p>
          </table:table-cell>
          <table:table-cell table:number-columns-repeated="1018" table:style-name="ce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5">
            <text:p>Latent-features = 15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DATASET-1</text:p>
          </table:table-cell>
          <table:table-cell office:value-type="string" table:style-name="ce3">
            <text:p>DATASET-2</text:p>
          </table:table-cell>
          <table:table-cell office:value-type="string" table:style-name="ce3">
            <text:p>DATASET-3</text:p>
          </table:table-cell>
          <table:table-cell office:value-type="string" table:style-name="ce3">
            <text:p>DATASET-4</text:p>
          </table:table-cell>
          <table:table-cell office:value-type="string" table:style-name="ce3">
            <text:p>DATASET-5</text:p>
          </table:table-cell>
          <table:table-cell office:value-type="string" table:style-name="ce3">
            <text:p>DATASET-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6128999999999998" table:style-name="ce4">
            <text:p>2.6129</text:p>
          </table:table-cell>
          <table:table-cell office:value-type="float" office:value="2.5470999999999999" table:style-name="ce4">
            <text:p>2.5471</text:p>
          </table:table-cell>
          <table:table-cell office:value-type="float" office:value="2.7250000000000001" table:style-name="ce4">
            <text:p>2.725</text:p>
          </table:table-cell>
          <table:table-cell office:value-type="float" office:value="2.6859999999999999" table:style-name="ce4">
            <text:p>2.686</text:p>
          </table:table-cell>
          <table:table-cell office:value-type="float" office:value="2.5962999999999998" table:style-name="ce4">
            <text:p>2.5963</text:p>
          </table:table-cell>
          <table:table-cell office:value-type="float" office:value="2.5813999999999999" table:style-name="ce4">
            <text:p>2.581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9769999999999996" table:style-name="ce4">
            <text:p>0.7977</text:p>
          </table:table-cell>
          <table:table-cell office:value-type="float" office:value="0.79820000000000002" table:style-name="ce4">
            <text:p>0.7982</text:p>
          </table:table-cell>
          <table:table-cell office:value-type="float" office:value="0.78059999999999996" table:style-name="ce4">
            <text:p>0.7806</text:p>
          </table:table-cell>
          <table:table-cell office:value-type="float" office:value="0.78510000000000002" table:style-name="ce4">
            <text:p>0.7851</text:p>
          </table:table-cell>
          <table:table-cell office:value-type="float" office:value="0.79549999999999998" table:style-name="ce4">
            <text:p>0.7955</text:p>
          </table:table-cell>
          <table:table-cell office:value-type="float" office:value="0.79730000000000001" table:style-name="ce4">
            <text:p>0.797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9365" table:style-name="ce4">
            <text:p>0.9365</text:p>
          </table:table-cell>
          <table:table-cell office:value-type="float" office:value="0.92779999999999996" table:style-name="ce4">
            <text:p>0.9278</text:p>
          </table:table-cell>
          <table:table-cell office:value-type="float" office:value="0.92669999999999997" table:style-name="ce4">
            <text:p>0.9267</text:p>
          </table:table-cell>
          <table:table-cell office:value-type="float" office:value="0.93859999999999999" table:style-name="ce4">
            <text:p>0.9386</text:p>
          </table:table-cell>
          <table:table-cell office:value-type="float" office:value="0.93120000000000003" table:style-name="ce4">
            <text:p>0.9312</text:p>
          </table:table-cell>
          <table:table-cell office:value-type="float" office:value="0.94359999999999999" table:style-name="ce4">
            <text:p>0.943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6150000000000004" table:style-name="ce4">
            <text:p>0.8615</text:p>
          </table:table-cell>
          <table:table-cell office:value-type="float" office:value="0.85809999999999997" table:style-name="ce4">
            <text:p>0.8581</text:p>
          </table:table-cell>
          <table:table-cell office:value-type="float" office:value="0.84740000000000004" table:style-name="ce4">
            <text:p>0.8474</text:p>
          </table:table-cell>
          <table:table-cell office:value-type="float" office:value="0.85499999999999998" table:style-name="ce4">
            <text:p>0.855</text:p>
          </table:table-cell>
          <table:table-cell office:value-type="float" office:value="0.85799999999999998" table:style-name="ce4">
            <text:p>0.858</text:p>
          </table:table-cell>
          <table:table-cell office:value-type="float" office:value="0.86429999999999996" table:style-name="ce4">
            <text:p>0.864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5">
            <text:p>AVERAGE</text:p>
          </table:table-cell>
          <table:table-cell table:number-columns-repeated="1023" table:style-name="ce4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6247833333333332" table:formula="of:=AVERAGE([.B79:.G79])" table:style-name="ce4">
            <text:p>2.624783333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924000000000001" table:formula="of:=AVERAGE([.B80:.G80])" table:style-name="ce4">
            <text:p>0.7924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93406666666666671" table:formula="of:=AVERAGE([.B81:.G81])" table:style-name="ce4">
            <text:p>0.934066667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5738333333333339" table:formula="of:=AVERAGE([.B82:.G82])" table:style-name="ce4">
            <text:p>0.857383333</text:p>
          </table:table-cell>
          <table:table-cell table:number-columns-repeated="1022" table:style-name="ce4"/>
          <table:table-cell table:number-columns-repeated="15360"/>
        </table:table-row>
        <table:table-row table:number-rows-repeated="104848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arvit</dc:creator>
    <meta:creation-date>2018-04-04T12:56:05Z</meta:creation-date>
    <dc:date>2018-04-17T01:36:24Z</dc:date>
    <meta:editing-cycles>18</meta:editing-cycles>
    <meta:editing-duration>PT207609S</meta:editing-duration>
  </office:meta>
</office:document-meta>
</file>